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144pt" style:use-optimal-row-height="true" fo:break-before="auto"/>
    </style:style>
    <style:style style:name="ro5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the "First name" field on Registration page can only contain let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5. Enter @FirstNameWithNumber value in<text:s/></text:p>
            <text:p>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3. Click on "Register" button</text:p>
          </table:table-cell>
          <table:table-cell office:value-type="string" table:style-name="ce4">
            <text:p>"First Name" field is red and <text:s/>there is validation message saying that "First Name" can not contain numbers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 Clear the "First Name" field.</text:p>
          </table:table-cell>
          <table:table-cell office:value-type="string" table:style-name="ce3">
            <text:p>"First Name" field is cleared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5. Enter @FirstNameWithSpecialSign value in<text:s/></text:p>
            <text:p>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6. Click on "Register" button</text:p>
          </table:table-cell>
          <table:table-cell office:value-type="string" table:style-name="ce4">
            <text:p>"First Name" field is red and <text:s/>there is validation message saying that "First Name" can not contain special signs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 Clear the "First Name" field.</text:p>
          </table:table-cell>
          <table:table-cell office:value-type="string" table:style-name="ce3">
            <text:p>"First Name" field is cleare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 Enter @Proper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9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0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21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operFirstName</text:p>
          </table:table-cell>
          <table:table-cell office:value-type="string" table:style-name="ce3">
            <text:p>Eme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WithNumber</text:p>
          </table:table-cell>
          <table:table-cell office:value-type="string" table:style-name="ce3">
            <text:p>Emelia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WithSpecialSign</text:p>
          </table:table-cell>
          <table:table-cell office:value-type="string" table:style-name="ce3">
            <text:p>Emelia!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e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emelia.hills@gmail.com">emelia.hill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number-rows-repeated="104854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24:05Z</meta:creation-date>
    <dc:date>2022-07-01T08:46:22Z</dc:date>
  </office:meta>
</office:document-meta>
</file>